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43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71in" svg:height="3.5449in" svg:x="10.3571in" svg:y="0.2303in">
            <draw:object draw:notify-on-update-of-ranges="Sheet1.B7:Sheet1.B17 Sheet1.C7:Sheet1.C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Forest coverage | per cent</text:p>
          </table:table-cell>
        </table:table-row>
        <table:table-row table:style-name="ro1">
          <table:table-cell office:value-type="string" calcext:value-type="string">
            <text:p>Republic of Lithuania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lytus county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lytus c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lytu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Druskininkai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Lazdij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Varėna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aunas county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Birštonas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Jonava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aišiadory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aunas c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auna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ėdaini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rien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Raseini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laipėda county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laipėda c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laipėda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retinga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Neringa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alanga t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Skuoda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Šilutė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Marijampolė county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alvarija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azlų Rūda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Marijampolė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Marijampolė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Šaki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Vilkaviški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anevėžys county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Birž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upiški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anevėžys c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anevėžy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asvaly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Rokiški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Šiauliai county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kmenė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Joniški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Kelmė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akruoji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Radviliški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Šiauliai c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Šiauli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Tauragė county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Jurbarka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agėgiai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Šilalė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Tauragė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Telšiai county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Mažeiki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Plungė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Rietavas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Telši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Utena county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nykšči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Ignalina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Molėt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Utena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Visaginas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Zaras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Vilnius county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Elektrėnai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Šalčinink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Širvinto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Švenčiony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Trakai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Ukmergė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Vilnius c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Vilnius d. mun.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itional information about indica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 co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d at: 2015-11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update: 2016-11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ible person: Aleksandras Kaplanovs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: Aleksandras.Kaplanovskis@stat.gov.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 number: 236 4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tion: Statistics Lithuani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itional information about dimens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ive terri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ėnai mun. - Established in 2000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varija mun. - Established in 2000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ų Rūda mun. - Established in 2000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jampolė d. mun. - Abolished in 2000, upon the establishment of Kalvarija and Kazlų Rūda municipaliti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ėgiai mun. - Established in 2000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etavas mun. - Established in 2000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14:46:37.219726580</dc:date>
    <meta:document-statistic meta:table-count="1" meta:cell-count="209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1" chart:maximum="3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area" chart:style-name="ch1">
        <chart:title svg:x="4.13cm" svg:y="0.316cm" chart:style-name="ch2">
          <text:p>Forest coverage Lithuania 2004 - 2014</text:p>
        </chart:title>
        <chart:subtitle svg:x="5.188cm" svg:y="1.301cm" chart:style-name="ch3">
          <text:p>According to Statistics Lithuania</text:p>
        </chart:subtitle>
        <chart:plot-area chart:style-name="ch4" table:cell-range-address="Sheet1.B7:Sheet1.C17" chart:data-source-has-labels="column" svg:x="1.331cm" svg:y="2.19cm" svg:width="14.37cm" svg:height="5.654cm">
          <chartooo:coordinate-region svg:x="2.243cm" svg:y="2.389cm" svg:width="13.087cm" svg:height="4.808cm"/>
          <chart:axis chart:dimension="x" chart:name="primary-x" chart:style-name="ch5" chartooo:axis-type="auto">
            <chartooo:date-scale/>
            <chart:title svg:x="8.062cm" svg:y="8.024cm" chart:style-name="ch6">
              <text:p>Years</text:p>
            </chart:title>
            <chart:categories table:cell-range-address="Sheet1.B7:Sheet1.B17"/>
          </chart:axis>
          <chart:axis chart:dimension="y" chart:name="primary-y" chart:style-name="ch7">
            <chart:title svg:x="0.451cm" svg:y="5.67cm" chart:style-name="ch8">
              <text:p>Per cent</text:p>
            </chart:title>
            <chart:grid chart:style-name="ch9" chart:class="major"/>
          </chart:axis>
          <chart:series chart:style-name="ch10" chart:values-cell-range-address="Sheet1.C7:Sheet1.C17" chart:class="chart:area">
            <chart:data-point chart:repeated="11"/>
          </chart:series>
          <chart:series chart:style-name="ch11" chart:values-cell-range-address="" chart:class="chart:area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04">
                <text:p>2000</text:p>
                <draw:g>
                  <svg:desc>Sheet1.B7:Sheet1.B17</svg:desc>
                </draw:g>
              </table:table-cell>
              <table:table-cell office:value-type="float" office:value="32">
                <text:p>32</text:p>
                <draw:g>
                  <svg:desc>Sheet1.C7:Sheet1.C17</svg:desc>
                </draw:g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33.4">
                <text:p>3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